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0.668445201998" calcext:value-type="float">
            <text:p>230.67</text:p>
          </table:table-cell>
          <table:table-cell office:value-type="float" office:value="21.7208868367009" calcext:value-type="float">
            <text:p>21.72</text:p>
          </table:table-cell>
          <table:table-cell office:value-type="float" office:value="98" calcext:value-type="float">
            <text:p>98.00</text:p>
          </table:table-cell>
          <table:table-cell office:value-type="float" office:value="24.4310838134648" calcext:value-type="float">
            <text:p>24.43</text:p>
          </table:table-cell>
          <table:table-cell office:value-type="float" office:value="288.717221609004" calcext:value-type="float">
            <text:p>288.7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390164283999" calcext:value-type="float">
            <text:p>217.39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3.763058012999" calcext:value-type="float">
            <text:p>353.76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4.378583537" calcext:value-type="float">
            <text:p>234.38</text:p>
          </table:table-cell>
          <table:table-cell office:value-type="float" office:value="20.3646553313367" calcext:value-type="float">
            <text:p>20.36</text:p>
          </table:table-cell>
          <table:table-cell office:value-type="float" office:value="177" calcext:value-type="float">
            <text:p>177.00</text:p>
          </table:table-cell>
          <table:table-cell office:value-type="float" office:value="25.2596029322265" calcext:value-type="float">
            <text:p>25.26</text:p>
          </table:table-cell>
          <table:table-cell office:value-type="float" office:value="290.788636245001" calcext:value-type="float">
            <text:p>290.79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5.236054729001" calcext:value-type="float">
            <text:p>215.24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2.237845342999" calcext:value-type="float">
            <text:p>352.24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9.859362602998" calcext:value-type="float">
            <text:p>229.86</text:p>
          </table:table-cell>
          <table:table-cell office:value-type="float" office:value="19.584850038659" calcext:value-type="float">
            <text:p>19.58</text:p>
          </table:table-cell>
          <table:table-cell office:value-type="float" office:value="125" calcext:value-type="float">
            <text:p>125.00</text:p>
          </table:table-cell>
          <table:table-cell office:value-type="float" office:value="23.0417339375925" calcext:value-type="float">
            <text:p>23.04</text:p>
          </table:table-cell>
          <table:table-cell office:value-type="float" office:value="290.816004948996" calcext:value-type="float">
            <text:p>290.8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669693657997" calcext:value-type="float">
            <text:p>219.67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9.009001137001" calcext:value-type="float">
            <text:p>359.01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6.688332349004" calcext:value-type="float">
            <text:p>236.69</text:p>
          </table:table-cell>
          <table:table-cell office:value-type="float" office:value="19.6985763201637" calcext:value-type="float">
            <text:p>19.70</text:p>
          </table:table-cell>
          <table:table-cell office:value-type="float" office:value="127" calcext:value-type="float">
            <text:p>127.00</text:p>
          </table:table-cell>
          <table:table-cell office:value-type="float" office:value="23.2107703614801" calcext:value-type="float">
            <text:p>23.21</text:p>
          </table:table-cell>
          <table:table-cell office:value-type="float" office:value="294.390893602002" calcext:value-type="float">
            <text:p>294.39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208552299999" calcext:value-type="float">
            <text:p>219.21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61.369555206998" calcext:value-type="float">
            <text:p>361.37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34.229774402003" calcext:value-type="float">
            <text:p>234.23</text:p>
          </table:table-cell>
          <table:table-cell table:style-name="ce30" office:value-type="float" office:value="22.0610758366018" calcext:value-type="float">
            <text:p>22.06</text:p>
          </table:table-cell>
          <table:table-cell table:style-name="ce12" office:value-type="float" office:value="55" calcext:value-type="float">
            <text:p>55.00</text:p>
          </table:table-cell>
          <table:table-cell table:style-name="ce12" office:value-type="float" office:value="23.5821047521326" calcext:value-type="float">
            <text:p>23.58</text:p>
          </table:table-cell>
          <table:table-cell table:style-name="ce25" office:value-type="float" office:value="292.037538543998" calcext:value-type="float">
            <text:p>292.04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218.043352183995" calcext:value-type="float">
            <text:p>218.04</text:p>
          </table:table-cell>
          <table:table-cell table:style-name="ce34" office:value-type="float" office:value="10.8954621369116" calcext:value-type="float">
            <text:p>10.90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14.6168073379722" calcext:value-type="float">
            <text:p>14.62</text:p>
          </table:table-cell>
          <table:table-cell table:style-name="ce30" office:value-type="float" office:value="355.489531869" calcext:value-type="float">
            <text:p>355.49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3.164899618601" calcext:value-type="float">
            <text:p>233.16</text:p>
          </table:table-cell>
          <table:table-cell table:formula="of:=AVERAGE([.F4:.F8])" office:value-type="float" office:value="20.6860088726924" calcext:value-type="float">
            <text:p>20.69</text:p>
          </table:table-cell>
          <table:table-cell table:formula="of:=AVERAGE([.G4:.G8])" office:value-type="float" office:value="116.4" calcext:value-type="float">
            <text:p>116.40</text:p>
          </table:table-cell>
          <table:table-cell table:formula="of:=AVERAGE([.H4:.H8])" office:value-type="float" office:value="23.9050591593793" calcext:value-type="float">
            <text:p>23.91</text:p>
          </table:table-cell>
          <table:table-cell table:formula="of:=AVERAGE([.I4:.I8])" office:value-type="float" office:value="291.3500589898" calcext:value-type="float">
            <text:p>291.35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17.909563430998" calcext:value-type="float">
            <text:p>217.91</text:p>
          </table:table-cell>
          <table:table-cell table:formula="of:=AVERAGE([.N4:.N8])" office:value-type="float" office:value="13.2470783188701" calcext:value-type="float">
            <text:p>13.25</text:p>
          </table:table-cell>
          <table:table-cell table:formula="of:=AVERAGE([.O4:.O8])" office:value-type="float" office:value="24.2" calcext:value-type="float">
            <text:p>24.20</text:p>
          </table:table-cell>
          <table:table-cell table:formula="of:=AVERAGE([.P4:.P8])" office:value-type="float" office:value="14.1754963999594" calcext:value-type="float">
            <text:p>14.18</text:p>
          </table:table-cell>
          <table:table-cell table:formula="of:=AVERAGE([.Q4:.Q8])" office:value-type="float" office:value="356.3737983138" calcext:value-type="float">
            <text:p>356.37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44.619204719995" calcext:value-type="float">
            <text:p>344.62</text:p>
          </table:table-cell>
          <table:table-cell office:value-type="float" office:value="19.5736986699486" calcext:value-type="float">
            <text:p>19.57</text:p>
          </table:table-cell>
          <table:table-cell office:value-type="float" office:value="248" calcext:value-type="float">
            <text:p>248.00</text:p>
          </table:table-cell>
          <table:table-cell office:value-type="float" office:value="22.9509694851491" calcext:value-type="float">
            <text:p>22.95</text:p>
          </table:table-cell>
          <table:table-cell office:value-type="float" office:value="469.836291680003" calcext:value-type="float">
            <text:p>469.84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6.324143286998" calcext:value-type="float">
            <text:p>326.32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8.526763013" calcext:value-type="float">
            <text:p>538.53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5.202380900002" calcext:value-type="float">
            <text:p>335.20</text:p>
          </table:table-cell>
          <table:table-cell office:value-type="float" office:value="21.9480758471737" calcext:value-type="float">
            <text:p>21.95</text:p>
          </table:table-cell>
          <table:table-cell office:value-type="float" office:value="149" calcext:value-type="float">
            <text:p>149.00</text:p>
          </table:table-cell>
          <table:table-cell office:value-type="float" office:value="23.9771619417901" calcext:value-type="float">
            <text:p>23.98</text:p>
          </table:table-cell>
          <table:table-cell office:value-type="float" office:value="464.353694842997" calcext:value-type="float">
            <text:p>464.3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31.807620053994" calcext:value-type="float">
            <text:p>331.81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9.72213821" calcext:value-type="float">
            <text:p>549.72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053470509003" calcext:value-type="float">
            <text:p>336.05</text:p>
          </table:table-cell>
          <table:table-cell office:value-type="float" office:value="19.5426838153569" calcext:value-type="float">
            <text:p>19.54</text:p>
          </table:table-cell>
          <table:table-cell office:value-type="float" office:value="250" calcext:value-type="float">
            <text:p>250.00</text:p>
          </table:table-cell>
          <table:table-cell office:value-type="float" office:value="22.9471906855187" calcext:value-type="float">
            <text:p>22.95</text:p>
          </table:table-cell>
          <table:table-cell office:value-type="float" office:value="483.917596997999" calcext:value-type="float">
            <text:p>483.9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4.531298621005" calcext:value-type="float">
            <text:p>324.53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6.499497233999" calcext:value-type="float">
            <text:p>546.50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816980560005" calcext:value-type="float">
            <text:p>336.82</text:p>
          </table:table-cell>
          <table:table-cell office:value-type="float" office:value="19.6401928293104" calcext:value-type="float">
            <text:p>19.64</text:p>
          </table:table-cell>
          <table:table-cell office:value-type="float" office:value="239" calcext:value-type="float">
            <text:p>239.00</text:p>
          </table:table-cell>
          <table:table-cell office:value-type="float" office:value="22.8949013971851" calcext:value-type="float">
            <text:p>22.89</text:p>
          </table:table-cell>
          <table:table-cell office:value-type="float" office:value="467.605643079995" calcext:value-type="float">
            <text:p>467.6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1.289478635998" calcext:value-type="float">
            <text:p>321.29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2.124315883" calcext:value-type="float">
            <text:p>542.12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85.330964340006" calcext:value-type="float">
            <text:p>385.33</text:p>
          </table:table-cell>
          <table:table-cell table:style-name="ce30" office:value-type="float" office:value="21.4279471836825" calcext:value-type="float">
            <text:p>21.43</text:p>
          </table:table-cell>
          <table:table-cell table:style-name="ce12" office:value-type="float" office:value="269" calcext:value-type="float">
            <text:p>269.00</text:p>
          </table:table-cell>
          <table:table-cell table:style-name="ce12" office:value-type="float" office:value="25.0911965759766" calcext:value-type="float">
            <text:p>25.09</text:p>
          </table:table-cell>
          <table:table-cell table:style-name="ce25" office:value-type="float" office:value="480.929102584996" calcext:value-type="float">
            <text:p>480.93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326.624602312004" calcext:value-type="float">
            <text:p>326.62</text:p>
          </table:table-cell>
          <table:table-cell table:style-name="ce34" office:value-type="float" office:value="14.2870705565148" calcext:value-type="float">
            <text:p>14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4.2870705565148" calcext:value-type="float">
            <text:p>14.29</text:p>
          </table:table-cell>
          <table:table-cell table:style-name="ce30" office:value-type="float" office:value="544.606023454002" calcext:value-type="float">
            <text:p>544.61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47.604600205802" calcext:value-type="float">
            <text:p>347.60</text:p>
          </table:table-cell>
          <table:table-cell table:formula="of:=AVERAGE([.F16:.F20])" office:value-type="float" office:value="20.4265196690944" calcext:value-type="float">
            <text:p>20.43</text:p>
          </table:table-cell>
          <table:table-cell table:formula="of:=AVERAGE([.G16:.G20])" office:value-type="float" office:value="231" calcext:value-type="float">
            <text:p>231.00</text:p>
          </table:table-cell>
          <table:table-cell table:formula="of:=AVERAGE([.H16:.H20])" office:value-type="float" office:value="23.5722840171239" calcext:value-type="float">
            <text:p>23.57</text:p>
          </table:table-cell>
          <table:table-cell table:formula="of:=AVERAGE([.I16:.I20])" office:value-type="float" office:value="473.328465837198" calcext:value-type="float">
            <text:p>473.33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6.115428582" calcext:value-type="float">
            <text:p>326.12</text:p>
          </table:table-cell>
          <table:table-cell table:formula="of:=AVERAGE([.N16:.N20])" office:value-type="float" office:value="14.2870705565148" calcext:value-type="float">
            <text:p>14.29</text:p>
          </table:table-cell>
          <table:table-cell table:formula="of:=AVERAGE([.O16:.O20])" office:value-type="float" office:value="0" calcext:value-type="float">
            <text:p>0.00</text:p>
          </table:table-cell>
          <table:table-cell table:formula="of:=AVERAGE([.P16:.P20])" office:value-type="float" office:value="14.2870705565148" calcext:value-type="float">
            <text:p>14.29</text:p>
          </table:table-cell>
          <table:table-cell table:formula="of:=AVERAGE([.Q16:.Q20])" office:value-type="float" office:value="544.2957475588" calcext:value-type="float">
            <text:p>544.30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90.384749912201" calcext:value-type="float" table:number-columns-spanned="1" table:number-rows-spanned="2">
            <text:p>290.3847</text:p>
          </table:table-cell>
          <table:table-cell table:style-name="ce17" table:formula="of:=AVERAGE([.F9];[.F21])" office:value-type="float" office:value="20.5562642708934" calcext:value-type="float" table:number-columns-spanned="1" table:number-rows-spanned="2">
            <text:p>20.5563</text:p>
          </table:table-cell>
          <table:table-cell table:style-name="ce17" table:formula="of:=AVERAGE([.G9];[.G21])" office:value-type="float" office:value="173.7" calcext:value-type="float" table:number-columns-spanned="1" table:number-rows-spanned="2">
            <text:p>173.7000</text:p>
          </table:table-cell>
          <table:table-cell table:style-name="ce17" table:formula="of:=AVERAGE([.H9];[.H21])" office:value-type="float" office:value="23.7386715882516" calcext:value-type="float" table:number-columns-spanned="1" table:number-rows-spanned="2">
            <text:p>23.7387</text:p>
          </table:table-cell>
          <table:table-cell table:style-name="ce17" table:formula="of:=AVERAGE([.I9];[.I21])" office:value-type="float" office:value="382.339262413499" calcext:value-type="float" table:number-columns-spanned="1" table:number-rows-spanned="2">
            <text:p>382.3393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2.012496006499" calcext:value-type="float" table:number-columns-spanned="1" table:number-rows-spanned="2">
            <text:p>272.0125</text:p>
          </table:table-cell>
          <table:table-cell table:style-name="ce17" table:formula="of:=AVERAGE([.N9];[.N21])" office:value-type="float" office:value="13.7670744376924" calcext:value-type="float" table:number-columns-spanned="1" table:number-rows-spanned="2">
            <text:p>13.7671</text:p>
          </table:table-cell>
          <table:table-cell table:style-name="ce36" table:formula="of:=AVERAGE([.O9];[.O21])" office:value-type="float" office:value="12.1" calcext:value-type="float" table:number-columns-spanned="1" table:number-rows-spanned="2">
            <text:p>12.1000</text:p>
          </table:table-cell>
          <table:table-cell table:style-name="ce17" table:formula="of:=AVERAGE([.P9];[.P21])" office:value-type="float" office:value="14.2312834782371" calcext:value-type="float" table:number-columns-spanned="1" table:number-rows-spanned="2">
            <text:p>14.2313</text:p>
          </table:table-cell>
          <table:table-cell table:style-name="ce17" table:formula="of:=AVERAGE([.Q9];[.Q21])" office:value-type="float" office:value="450.3347729363" calcext:value-type="float" table:number-columns-spanned="1" table:number-rows-spanned="2">
            <text:p>450.3348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3:04:32.515963592</meta:creation-date>
    <dc:date>2020-04-22T03:07:13.272669673</dc:date>
    <meta:editing-duration>PT2M41S</meta:editing-duration>
    <meta:editing-cycles>2</meta:editing-cycles>
    <meta:generator>LibreOffice/6.0.7.3$Linux_X86_64 LibreOffice_project/00m0$Build-3</meta:generator>
    <meta:document-statistic meta:table-count="1" meta:cell-count="284" meta:object-count="0"/>
  </office:meta>
</office:document-meta>
</file>